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2.5694in"/>
    </style:style>
    <style:style style:name="TC2" style:family="table-column">
      <style:table-column-properties style:column-width="1.2916in"/>
    </style:style>
    <style:style style:name="TC3" style:family="table-column">
      <style:table-column-properties style:column-width="1.2777in"/>
    </style:style>
    <style:style style:name="TC4" style:family="table-column">
      <style:table-column-properties style:column-width="0.5138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0972in"/>
    </style:style>
    <style:style style:name="C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Calibri" fo:font-size="25.0pt" style:font-size-asian="25.0pt" style:font-size-complex="25.0pt" fo:font-weight="bold">
</style:text-properties>
    </style:style>
    <style:style style:name="TR2" style:family="table-row">
      <style:table-row-properties style:use-optimal-row-height="false" style:row-height="0.6111in"/>
    </style:style>
    <style:style style:name="T1" style:family="text">
      <style:text-properties style:font-name="Calibri" fo:font-size="12.0pt" style:font-size-asian="12.0pt" style:font-size-complex="12.0pt" fo:font-weight="bold">
</style:text-properties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2.5694in"/>
    </style:style>
    <style:style style:name="TR3" style:family="table-row">
      <style:table-row-properties style:use-optimal-row-height="false" style:row-height="0.3055in"/>
    </style:style>
    <style:style style:name="TR4" style:family="table-row">
      <style:table-row-properties style:use-optimal-row-height="false" style:row-height="0.2638in"/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2" style:family="text">
      <style:text-properties style:font-name="Calibri" fo:font-size="10.0pt" style:font-size-asian="10.0pt" style:font-size-complex="10.0pt" fo:font-weight="bold">
</style:text-properties>
    </style:style>
    <style:style style:name="C4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2" style:master-page-name="master_0" style:family="table">
      <style:table-properties table:align="left" style:width="8.2638in" fo:break-before="page"/>
    </style:style>
    <style:style style:name="TR5" style:family="table-row">
      <style:table-row-properties style:use-optimal-row-height="false" style:row-height="0.1388in"/>
    </style:style>
    <style:style style:name="TR6" style:family="table-row">
      <style:table-row-properties style:use-optimal-row-height="false" style:row-height="1.36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Оборудование работник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0_3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0_3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ы телемеханики [ID: 18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17:30</text:span></text:p>
          </table:table-cell>
          <table:covered-table-cell/>
          <table:table-cell table:style-name="C4" table:number-columns-spanned="6">
            <text:p text:style-name="P2"><text:span text:style-name="T2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1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2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1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1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ы автоматизированные измерительные морские [ID: 16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Пульты проверки систем [ID: 8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геев Мирон Николаевич [ID: 6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17:30</text:span></text:p>
          </table:table-cell>
          <table:covered-table-cell/>
          <table:table-cell table:style-name="C4" table:number-columns-spanned="6">
            <text:p text:style-name="P2"><text:span text:style-name="T2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2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3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2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2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 контрольно-моделирующий [ID: 1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Устройства радиоприемные [ID: 14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17:30</text:span></text:p>
          </table:table-cell>
          <table:covered-table-cell/>
          <table:table-cell table:style-name="C4" table:number-columns-spanned="6">
            <text:p text:style-name="P2"><text:span text:style-name="T2">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3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4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3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3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автоматического управления САУиР ГПА [ID: 12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17:30</text:span></text:p>
          </table:table-cell>
          <table:covered-table-cell/>
          <table:table-cell table:style-name="C4" table:number-columns-spanned="6">
            <text:p text:style-name="P2"><text:span text:style-name="T2">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